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style:font-name="Brix Slab Regular"/>
    </style:style>
    <style:style style:name="T2" style:family="text">
      <style:text-properties style:font-name="Brix Slab Regular" officeooo:rsid="00105d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Datenblatt für den senseBox Lichtsensor für Beleuchtungsstärke &amp; UV-Strahlung (LTR329 &amp; VEML6070)</text:h>
      <text:h text:style-name="P3" text:outline-level="4">Allgemeine Informationen</text:h>
      <text:list xml:id="list379458124" text:style-name="L1">
        <text:list-item>
          <text:p text:style-name="P7"><text:span text:style-name="Strong_20_Emphasis"><text:span text:style-name="T1">Modell:</text:span></text:span><text:span text:style-name="T1"> senseBox Lichtsensor für Beleuchtungsstärke &amp; UV-Strahlung</text:span></text:p>
        </text:list-item>
        <text:list-item>
          <text:p text:style-name="P7"><text:span text:style-name="Strong_20_Emphasis"><text:span text:style-name="T1">Sensoren:</text:span></text:span><text:span text:style-name="T1"> LTR329 (Beleuchtungsstärke) und VEML6070 (UV-Strahlung)</text:span></text:p>
        </text:list-item>
        <text:list-item>
          <text:p text:style-name="P7"><text:span text:style-name="Strong_20_Emphasis"><text:span text:style-name="T1">Hersteller:</text:span></text:span><text:span text:style-name="T1"> senseBox</text:span></text:p>
        </text:list-item>
        <text:list-item>
          <text:p text:style-name="P6"><text:span text:style-name="Strong_20_Emphasis"><text:span text:style-name="T1">Anwendungsbereiche:</text:span></text:span><text:span text:style-name="T1"> Umweltüberwachung, Gesundheitswesen, Smart Home, </text:span><text:span text:style-name="T2">Land</text:span><text:span text:style-name="T1">wirtschaft, Forschung und Bildung</text:span></text:p>
        </text:list-item>
      </text:list>
      <text:h text:style-name="P3" text:outline-level="4">Technische Spezifikationen</text:h>
      <text:h text:style-name="P4" text:outline-level="5">LTR329 (Beleuchtungsstärke-Sensor)</text:h>
      <text:list xml:id="list3161482342" text:style-name="L2">
        <text:list-item>
          <text:p text:style-name="P9"><text:span text:style-name="Strong_20_Emphasis"><text:span text:style-name="T1">Messbereich:</text:span></text:span><text:span text:style-name="T1"> 0 bis 64.000 Lux</text:span></text:p>
        </text:list-item>
        <text:list-item>
          <text:p text:style-name="P9"><text:span text:style-name="Strong_20_Emphasis"><text:span text:style-name="T1">Spektralbereich:</text:span></text:span><text:span text:style-name="T1"> 320 nm bis 1050 nm (sichtbares Licht)</text:span></text:p>
        </text:list-item>
        <text:list-item>
          <text:p text:style-name="P9"><text:span text:style-name="Strong_20_Emphasis"><text:span text:style-name="T1">Auflösung:</text:span></text:span><text:span text:style-name="T1"> 16-Bit</text:span></text:p>
        </text:list-item>
        <text:list-item>
          <text:p text:style-name="P9"><text:span text:style-name="Strong_20_Emphasis"><text:span text:style-name="T1">Empfindlichkeit:</text:span></text:span><text:span text:style-name="T1"> Programmierbar, um unterschiedliche Lichtverhältnisse abzudecken</text:span></text:p>
        </text:list-item>
        <text:list-item>
          <text:p text:style-name="P9"><text:span text:style-name="Strong_20_Emphasis"><text:span text:style-name="T1">Genauigkeit:</text:span></text:span><text:span text:style-name="T1"> ±10%</text:span></text:p>
        </text:list-item>
        <text:list-item>
          <text:p text:style-name="P9"><text:span text:style-name="Strong_20_Emphasis"><text:span text:style-name="T1">Kommunikationsprotokoll:</text:span></text:span><text:span text:style-name="T1"> I2C</text:span></text:p>
        </text:list-item>
        <text:list-item>
          <text:p text:style-name="P9"><text:span text:style-name="Strong_20_Emphasis"><text:span text:style-name="T1">I2C-Adresse:</text:span></text:span><text:span text:style-name="T1"> 0x29 (fest eingestellt)</text:span></text:p>
        </text:list-item>
        <text:list-item>
          <text:p text:style-name="P9"><text:span text:style-name="Strong_20_Emphasis"><text:span text:style-name="T1">Betriebsspannung:</text:span></text:span><text:span text:style-name="T1"> 2.5V bis 3.6V</text:span></text:p>
        </text:list-item>
        <text:list-item>
          <text:p text:style-name="P9"><text:span text:style-name="Strong_20_Emphasis"><text:span text:style-name="T1">Stromaufnahme:</text:span></text:span></text:p>
          <text:list>
            <text:list-item>
              <text:p text:style-name="P9"><text:span text:style-name="Strong_20_Emphasis"><text:span text:style-name="T1">Betriebsmodus:</text:span></text:span><text:span text:style-name="T1"> 110 µA (typisch)</text:span></text:p>
            </text:list-item>
            <text:list-item>
              <text:p text:style-name="P9"><text:span text:style-name="Strong_20_Emphasis"><text:span text:style-name="T1">Standby-Modus:</text:span></text:span><text:span text:style-name="T1"> 0.5 µA</text:span></text:p>
            </text:list-item>
          </text:list>
        </text:list-item>
        <text:list-item>
          <text:p text:style-name="P8"><text:span text:style-name="Strong_20_Emphasis"><text:span text:style-name="T1">Abmessungen:</text:span></text:span><text:span text:style-name="T1"> 2 mm x 2 mm x 0.7 mm (L x B x H)</text:span></text:p>
        </text:list-item>
      </text:list>
      <text:h text:style-name="P4" text:outline-level="5">VEML6070 (UV-Strahlungssensor)</text:h>
      <text:list xml:id="list2686887770" text:style-name="L3">
        <text:list-item>
          <text:p text:style-name="P11"><text:span text:style-name="Strong_20_Emphasis"><text:span text:style-name="T1">Messbereich:</text:span></text:span><text:span text:style-name="T1"> UV-A Strahlung, UV-Index von 0 bis 11+</text:span></text:p>
        </text:list-item>
        <text:list-item>
          <text:p text:style-name="P11"><text:span text:style-name="Strong_20_Emphasis"><text:span text:style-name="T1">Spektralbereich:</text:span></text:span><text:span text:style-name="T1"> 320 nm bis 400 nm</text:span></text:p>
        </text:list-item>
        <text:list-item>
          <text:p text:style-name="P11"><text:span text:style-name="Strong_20_Emphasis"><text:span text:style-name="T1">Auflösung:</text:span></text:span><text:span text:style-name="T1"> 16-Bit</text:span></text:p>
        </text:list-item>
        <text:list-item>
          <text:p text:style-name="P11"><text:span text:style-name="Strong_20_Emphasis"><text:span text:style-name="T1">Empfindlichkeit:</text:span></text:span><text:span text:style-name="T1"> Anpassbar durch integrierte Zeitsteuerung (Integration Time)</text:span></text:p>
        </text:list-item>
        <text:list-item>
          <text:p text:style-name="P11"><text:span text:style-name="Strong_20_Emphasis"><text:span text:style-name="T1">Genauigkeit:</text:span></text:span><text:span text:style-name="T1"> ±0.1 UV-Index</text:span></text:p>
        </text:list-item>
        <text:list-item>
          <text:p text:style-name="P11"><text:span text:style-name="Strong_20_Emphasis"><text:span text:style-name="T1">Kommunikationsprotokoll:</text:span></text:span><text:span text:style-name="T1"> I2C</text:span></text:p>
        </text:list-item>
        <text:list-item>
          <text:p text:style-name="P11"><text:span text:style-name="Strong_20_Emphasis"><text:span text:style-name="T1">I2C-Adresse:</text:span></text:span><text:span text:style-name="T1"> 0x38 (für Befehle) und 0x39 (für Daten)</text:span></text:p>
        </text:list-item>
        <text:list-item>
          <text:p text:style-name="P11"><text:span text:style-name="Strong_20_Emphasis"><text:span text:style-name="T1">Betriebsspannung:</text:span></text:span><text:span text:style-name="T1"> 2.7V bis 5.5V</text:span></text:p>
        </text:list-item>
        <text:list-item>
          <text:p text:style-name="P11"><text:span text:style-name="Strong_20_Emphasis"><text:span text:style-name="T1">Stromaufnahme:</text:span></text:span></text:p>
          <text:list>
            <text:list-item>
              <text:p text:style-name="P11"><text:span text:style-name="Strong_20_Emphasis"><text:span text:style-name="T1">Betriebsmodus:</text:span></text:span><text:span text:style-name="T1"> 1 µA (typisch)</text:span></text:p>
            </text:list-item>
            <text:list-item>
              <text:p text:style-name="P11"><text:span text:style-name="Strong_20_Emphasis"><text:span text:style-name="T1">Standby-Modus:</text:span></text:span><text:span text:style-name="T1"> &lt;1 µA</text:span></text:p>
            </text:list-item>
          </text:list>
        </text:list-item>
        <text:list-item>
          <text:p text:style-name="P10"><text:span text:style-name="Strong_20_Emphasis"><text:span text:style-name="T1">Abmessungen:</text:span></text:span><text:span text:style-name="T1"> 3.2 mm x 1.8 mm x 1.0 mm (L x B x H)</text:span></text:p>
        </text:list-item>
      </text:list>
      <text:h text:style-name="P3" text:outline-level="4">Funktionen und Eigenschaften</text:h>
      <text:list xml:id="list4166891851" text:style-name="L4">
        <text:list-item>
          <text:p text:style-name="P13"><text:span text:style-name="Strong_20_Emphasis"><text:span text:style-name="T1">Kombinierter Sensor:</text:span></text:span><text:span text:style-name="T1"> Erfasst sowohl sichtbares Licht (Beleuchtungsstärke in Lux) als auch UV-Strahlung (UV-Index).</text:span></text:p>
        </text:list-item>
        <text:list-item>
          <text:p text:style-name="P13"><text:soft-page-break/><text:span text:style-name="Strong_20_Emphasis"><text:span text:style-name="T1">Energieeffizienz:</text:span></text:span><text:span text:style-name="T1"> Beide Sensoren verfügen über sehr geringe Stromaufnahmen, ideal für mobile und batteriebetriebene Anwendungen.</text:span></text:p>
        </text:list-item>
        <text:list-item>
          <text:p text:style-name="P13"><text:span text:style-name="Strong_20_Emphasis"><text:span text:style-name="T1">Hohe Präzision:</text:span></text:span><text:span text:style-name="T1"> Präzise Messungen dank hoher Auflösung und programmierbarer Empfindlichkeit.</text:span></text:p>
        </text:list-item>
        <text:list-item>
          <text:p text:style-name="P13"><text:span text:style-name="Strong_20_Emphasis"><text:span text:style-name="T1">I2C-Kommunikation:</text:span></text:span><text:span text:style-name="T1"> Einfacher Anschluss und Datenabruf über standardisierte I2C-Schnittstelle, kompatibel mit einer Vielzahl von Mikrocontrollern und Systemen.</text:span></text:p>
        </text:list-item>
        <text:list-item>
          <text:p text:style-name="P12"><text:span text:style-name="Strong_20_Emphasis"><text:span text:style-name="T1">UV-Index-Berechnung:</text:span></text:span><text:span text:style-name="T1"> Direkte Berechnung des UV-Index zur Bewertung der Gesundheitsgefahr durch UV-Strahlung.</text:span></text:p>
        </text:list-item>
      </text:list>
      <text:h text:style-name="P3" text:outline-level="4">Anwendungsbeispiele</text:h>
      <text:list xml:id="list2229544785" text:style-name="L5">
        <text:list-item>
          <text:p text:style-name="P15"><text:span text:style-name="Strong_20_Emphasis"><text:span text:style-name="T1">Umweltüberwachung:</text:span></text:span><text:span text:style-name="T1"> Langzeitüberwachung der Beleuchtungsstärke und UV-Strahlung zur Beurteilung von Umweltauswirkungen.</text:span></text:p>
        </text:list-item>
        <text:list-item>
          <text:p text:style-name="P15"><text:span text:style-name="Strong_20_Emphasis"><text:span text:style-name="T1">Gesundheitsüberwachung:</text:span></text:span><text:span text:style-name="T1"> Einsatz in UV-Warngeräten zur Information der Öffentlichkeit über gefährliche UV-Strahlung.</text:span></text:p>
        </text:list-item>
        <text:list-item>
          <text:p text:style-name="P15"><text:span text:style-name="Strong_20_Emphasis"><text:span text:style-name="T1">Gebäudeautomation:</text:span></text:span><text:span text:style-name="T1"> Automatische Steuerung von Beleuchtungssystemen basierend auf natürlichen Lichtverhältnissen.</text:span></text:p>
        </text:list-item>
        <text:list-item>
          <text:p text:style-name="P15"><text:span text:style-name="Strong_20_Emphasis"><text:span text:style-name="T1">Landwirtschaft:</text:span></text:span><text:span text:style-name="T1"> Überwachung der Licht- und UV-Bedingungen in Gewächshäusern zur Optimierung des Pflanzenwachstums.</text:span></text:p>
        </text:list-item>
        <text:list-item>
          <text:p text:style-name="P14"><text:span text:style-name="Strong_20_Emphasis"><text:span text:style-name="T1">Forschung und Bildung:</text:span></text:span><text:span text:style-name="T1"> Datensammlung für wissenschaftliche Projekte zur Untersuchung von Licht- und UV-Effekten.</text:span></text:p>
        </text:list-item>
      </text:list>
      <text:h text:style-name="P3" text:outline-level="4">Sicherheits- und Nutzungsrichtlinien</text:h>
      <text:list xml:id="list1142879732" text:style-name="L6">
        <text:list-item>
          <text:p text:style-name="P17"><text:span text:style-name="Strong_20_Emphasis"><text:span text:style-name="T1">Sicherer Betrieb:</text:span></text:span><text:span text:style-name="T1"> Vermeiden Sie den Betrieb außerhalb der spezifizierten Spannungs- und Temperaturbereiche, um eine Beschädigung der Sensoren zu verhindern.</text:span></text:p>
        </text:list-item>
        <text:list-item>
          <text:p text:style-name="P17"><text:span text:style-name="Strong_20_Emphasis"><text:span text:style-name="T1">Schutz vor Umwelteinflüssen:</text:span></text:span><text:span text:style-name="T1"> Bei Einsatz im Freien sollten die Sensoren vor extremen Witterungsbedingungen geschützt werden, z.B. durch eine geeignete Gehäuseabdeckung.</text:span></text:p>
        </text:list-item>
        <text:list-item>
          <text:p text:style-name="P16"><text:span text:style-name="Strong_20_Emphasis"><text:span text:style-name="T1">Korrekte Kalibrierung:</text:span></text:span><text:span text:style-name="T1"> Stellen Sie sicher, dass die Sensoren regelmäßig kalibriert werden, um genaue Messungen zu gewährleisten.</text:span></text:p>
        </text:list-item>
      </text:list>
      <text:h text:style-name="P3" text:outline-level="4">Verpackung und Lieferung</text:h>
      <text:list xml:id="list870248611" text:style-name="L7">
        <text:list-item>
          <text:p text:style-name="P19"><text:span text:style-name="Strong_20_Emphasis"><text:span text:style-name="T1">Lieferumfang:</text:span></text:span><text:span text:style-name="T1"> Sensor-Modul mit LTR329 und VEML6070, Anleitung zur Inbetriebnahme</text:span></text:p>
        </text:list-item>
        <text:list-item>
          <text:p text:style-name="P18"><text:span text:style-name="Strong_20_Emphasis"><text:span text:style-name="T1">Verpackung:</text:span></text:span><text:span text:style-name="T1"> Antistatische Verpackung zum Schutz vor elektrostatischen Entladungen</text:span></text:p>
        </text:list-item>
      </text:list>
      <text:h text:style-name="P3" text:outline-level="4">Hinweise und Empfehlungen</text:h>
      <text:list xml:id="list420049510" text:style-name="L8">
        <text:list-item>
          <text:p text:style-name="P21"><text:span text:style-name="Strong_20_Emphasis"><text:span text:style-name="T1">Integration:</text:span></text:span><text:span text:style-name="T1"> Diese Sensoren sind ideal für die Integration in Mikrocontroller-Systeme, wie Arduino- oder Raspberry Pi-basierte Projekte.</text:span></text:p>
        </text:list-item>
        <text:list-item>
          <text:p text:style-name="P20"><text:span text:style-name="Strong_20_Emphasis"><text:span text:style-name="T1">Wartung:</text:span></text:span><text:span text:style-name="T1"> Regelmäßige Reinigung der Sensorflächen kann notwendig sein, um genaue Messungen sicherzustellen, insbesondere in staubigen oder verschmutzten Umgebungen.</text:span></text:p>
        </text:list-item>
      </text:list>
      <text:p text:style-name="P1"/>
      <text:p text:style-name="Text_20_body"><text:soft-page-break/><text:span text:style-name="Strong_20_Emphasis"><text:span text:style-name="T1">Hinweis:</text:span></text:span><text:span text:style-name="T1"> Dieses Datenblatt bietet eine detaillierte Übersicht über die technischen Spezifikationen und Anwendungsmöglichkeiten des senseBox Lichtsensors für Beleuchtungsstärke und UV-Strahlung (LTR329 &amp; VEML6070). Für spezifische Anwendungsfälle und detaillierte Bedienungshinweise sollte die vollständige technische Dokumentation konsultiert werd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21:12.662388942</meta:creation-date>
    <dc:date>2024-07-30T11:25:00.773987753</dc:date>
    <meta:editing-duration>PT3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480" meta:character-count="3910" meta:non-whitespace-character-count="3531"/>
  </office:meta>
</office:document-meta>
</file>